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2.723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2.505cm"/>
    </style:style>
    <style:style style:name="co106" style:family="table-column">
      <style:table-column-properties fo:break-before="auto" style:column-width="9.206cm"/>
    </style:style>
    <style:style style:name="co107" style:family="table-column">
      <style:table-column-properties fo:break-before="auto" style:column-width="18.494cm"/>
    </style:style>
    <style:style style:name="co108" style:family="table-column">
      <style:table-column-properties fo:break-before="auto" style:column-width="1.561cm"/>
    </style:style>
    <style:style style:name="co62" style:family="table-column">
      <style:table-column-properties fo:break-before="auto" style:column-width="2.623cm"/>
    </style:style>
    <style:style style:name="co63" style:family="table-column">
      <style:table-column-properties fo:break-before="auto" style:column-width="1.723cm"/>
    </style:style>
    <style:style style:name="co64" style:family="table-column">
      <style:table-column-properties fo:break-before="auto" style:column-width="1.423cm"/>
    </style:style>
    <style:style style:name="co65" style:family="table-column">
      <style:table-column-properties fo:break-before="auto" style:column-width="3.295cm"/>
    </style:style>
    <style:style style:name="co66" style:family="table-column">
      <style:table-column-properties fo:break-before="auto" style:column-width="3.385cm"/>
    </style:style>
    <style:style style:name="co67" style:family="table-column">
      <style:table-column-properties fo:break-before="auto" style:column-width="2.023cm"/>
    </style:style>
    <style:style style:name="co68" style:family="table-column">
      <style:table-column-properties fo:break-before="auto" style:column-width="2.813cm"/>
    </style:style>
    <style:style style:name="co69" style:family="table-column">
      <style:table-column-properties fo:break-before="auto" style:column-width="7.572cm"/>
    </style:style>
    <style:style style:name="co70" style:family="table-column">
      <style:table-column-properties fo:break-before="auto" style:column-width="2.678cm"/>
    </style:style>
    <style:style style:name="co71" style:family="table-column">
      <style:table-column-properties fo:break-before="auto" style:column-width="2.297cm"/>
    </style:style>
    <style:style style:name="co72" style:family="table-column">
      <style:table-column-properties fo:break-before="auto" style:column-width="5.429cm"/>
    </style:style>
    <style:style style:name="co73" style:family="table-column">
      <style:table-column-properties fo:break-before="auto" style:column-width="6.546cm"/>
    </style:style>
    <style:style style:name="co74" style:family="table-column">
      <style:table-column-properties fo:break-before="auto" style:column-width="7.444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4.14cm"/>
    </style:style>
    <style:style style:name="co78" style:family="table-column">
      <style:table-column-properties fo:break-before="auto" style:column-width="3.159cm"/>
    </style:style>
    <style:style style:name="co79" style:family="table-column">
      <style:table-column-properties fo:break-before="auto" style:column-width="1.224cm"/>
    </style:style>
    <style:style style:name="co80" style:family="table-column">
      <style:table-column-properties fo:break-before="auto" style:column-width="2.995cm"/>
    </style:style>
    <style:style style:name="co81" style:family="table-column">
      <style:table-column-properties fo:break-before="auto" style:column-width="2.641cm"/>
    </style:style>
    <style:style style:name="co82" style:family="table-column">
      <style:table-column-properties fo:break-before="auto" style:column-width="2.614cm"/>
    </style:style>
    <style:style style:name="co83" style:family="table-column">
      <style:table-column-properties fo:break-before="auto" style:column-width="3.35cm"/>
    </style:style>
    <style:style style:name="co84" style:family="table-column">
      <style:table-column-properties fo:break-before="auto" style:column-width="7.034cm"/>
    </style:style>
    <style:style style:name="co85" style:family="table-column">
      <style:table-column-properties fo:break-before="auto" style:column-width="12.774cm"/>
    </style:style>
    <style:style style:name="co98" style:family="table-column">
      <style:table-column-properties fo:break-before="auto" style:column-width="3.131cm"/>
    </style:style>
    <style:style style:name="co99" style:family="table-column">
      <style:table-column-properties fo:break-before="auto" style:column-width="1.097cm"/>
    </style:style>
    <style:style style:name="co100" style:family="table-column">
      <style:table-column-properties fo:break-before="auto" style:column-width="6.237cm"/>
    </style:style>
    <style:style style:name="co101" style:family="table-column">
      <style:table-column-properties fo:break-before="auto" style:column-width="5.283cm"/>
    </style:style>
    <style:style style:name="co102" style:family="table-column">
      <style:table-column-properties fo:break-before="auto" style:column-width="24.543cm"/>
    </style:style>
    <style:style style:name="co104" style:family="table-column">
      <style:table-column-properties fo:break-before="auto" style:column-width="4.521cm"/>
    </style:style>
    <style:style style:name="co105" style:family="table-column">
      <style:table-column-properties fo:break-before="auto" style:column-width="5.256cm"/>
    </style:style>
    <style:style style:name="co94" style:family="table-column">
      <style:table-column-properties fo:break-before="auto" style:column-width="3.621cm"/>
    </style:style>
    <style:style style:name="co95" style:family="table-column">
      <style:table-column-properties fo:break-before="auto" style:column-width="9.887cm"/>
    </style:style>
    <style:style style:name="co96" style:family="table-column">
      <style:table-column-properties fo:break-before="auto" style:column-width="1.887cm"/>
    </style:style>
    <style:style style:name="co97" style:family="table-column">
      <style:table-column-properties fo:break-before="auto" style:column-width="1.588cm"/>
    </style:style>
    <style:style style:name="co103" style:family="table-column">
      <style:table-column-properties fo:break-before="auto" style:column-width="2.704cm"/>
    </style:style>
    <style:style style:name="co109" style:family="table-column">
      <style:table-column-properties fo:break-before="auto" style:column-width="1.416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5.773cm"/>
    </style:style>
    <style:style style:name="co112" style:family="table-column">
      <style:table-column-properties fo:break-before="auto" style:column-width="4.821cm"/>
    </style:style>
    <style:style style:name="co113" style:family="table-column">
      <style:table-column-properties fo:break-before="auto" style:column-width="4.066cm"/>
    </style:style>
    <style:style style:name="co114" style:family="table-column">
      <style:table-column-properties fo:break-before="auto" style:column-width="7.989cm"/>
    </style:style>
    <style:style style:name="co115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2"/>
        <table:table-column table:style-name="co40" table:default-cell-style-name="ce2"/>
        <table:table-column table:style-name="co41" table:default-cell-style-name="ce2"/>
        <table:table-column table:style-name="co24" table:default-cell-style-name="ce2"/>
        <table:table-column table:style-name="co42" table:default-cell-style-name="ce2"/>
        <table:table-column table:style-name="co6" table:default-cell-style-name="ce2"/>
        <table:table-column table:style-name="co25" table:default-cell-style-name="ce2"/>
        <table:table-column table:style-name="co43" table:default-cell-style-name="ce2"/>
        <table:table-column table:style-name="co38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2" table:number-columns-repeated="16371" table:default-cell-style-name="ce2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unit_damage" table:style-name="ta1">
        <office:forms form:automatic-focus="false" form:apply-design-mode="false"/>
        <table:table-column table:style-name="co1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3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2"/>
        <table:table-column table:style-name="co8" table:default-cell-style-name="ce2"/>
        <table:table-column table:style-name="co57" table:default-cell-style-name="ce2"/>
        <table:table-column table:style-name="co46" table:default-cell-style-name="ce2"/>
        <table:table-column table:style-name="co22" table:number-columns-repeated="16380" table:default-cell-style-name="ce2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office:forms form:automatic-focus="false" form:apply-design-mode="false"/>
        <table:table-column table:style-name="co58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office:forms form:automatic-focus="false" form:apply-design-mode="false"/>
        <table:table-column table:style-name="co62" table:default-cell-style-name="ce2"/>
        <table:table-column table:style-name="co45" table:default-cell-style-name="ce2"/>
        <table:table-column table:style-name="co63" table:default-cell-style-name="ce2"/>
        <table:table-column table:style-name="co64" table:default-cell-style-name="ce2"/>
        <table:table-column table:style-name="co17" table:default-cell-style-name="ce2"/>
        <table:table-column table:style-name="co22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office:forms form:automatic-focus="false" form:apply-design-mode="false"/>
        <table:table-column table:style-name="co62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Default"/>
        <table:table-column table:style-name="co47" table:default-cell-style-name="Default"/>
        <table:table-column table:style-name="co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10" table:default-cell-style-name="Default"/>
        <table:table-column table:style-name="co51" table:default-cell-style-name="Default"/>
        <table:table-column table:style-name="co70" table:default-cell-style-name="Default"/>
        <table:table-column table:style-name="co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table:table-column table:style-name="co21" table:default-cell-style-name="Default"/>
        <table:table-column table:style-name="co5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8" table:default-cell-style-name="ce2"/>
        <table:table-column table:style-name="co22" table:number-columns-repeated="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2"/>
        <table:table-column table:style-name="co55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79" table:default-cell-style-name="ce2"/>
        <table:table-column table:style-name="co41" table:default-cell-style-name="ce2"/>
        <table:table-column table:style-name="co55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8" table:default-cell-style-name="ce2"/>
        <table:table-column table:style-name="co22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office:forms form:automatic-focus="false" form:apply-design-mode="false"/>
        <table:table-column table:style-name="co21" table:default-cell-style-name="ce2"/>
        <table:table-column table:style-name="co55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79" table:default-cell-style-name="ce2"/>
        <table:table-column table:style-name="co41" table:default-cell-style-name="ce2"/>
        <table:table-column table:style-name="co55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2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8" table:default-cell-style-name="Default"/>
        <table:table-column table:style-name="co81" table:default-cell-style-name="Default"/>
        <table:table-column table:style-name="co17" table:default-cell-style-name="ce2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2" table:default-cell-style-name="ce2"/>
        <table:table-column table:style-name="co83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5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94" table:default-cell-style-name="ce2"/>
        <table:table-column table:style-name="co95" table:default-cell-style-name="ce2"/>
        <table:table-column table:style-name="co54" table:default-cell-style-name="ce2"/>
        <table:table-column table:style-name="co29" table:default-cell-style-name="ce2"/>
        <table:table-column table:style-name="co96" table:default-cell-style-name="ce2"/>
        <table:table-column table:style-name="co8" table:default-cell-style-name="ce2"/>
        <table:table-column table:style-name="co3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9" table:default-cell-style-name="ce2"/>
        <table:table-column table:style-name="co11" table:default-cell-style-name="ce2"/>
        <table:table-column table:style-name="co63" table:default-cell-style-name="ce2"/>
        <table:table-column table:style-name="co42" table:default-cell-style-name="ce2"/>
        <table:table-column table:style-name="co97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3" table:default-cell-style-name="ce2"/>
        <table:table-column table:style-name="co16" table:default-cell-style-name="ce2"/>
        <table:table-column table:style-name="co109" table:default-cell-style-name="ce2"/>
        <table:table-column table:style-name="co110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47" table:default-cell-style-name="ce2"/>
        <table:table-column table:style-name="co111" table:default-cell-style-name="ce2"/>
        <table:table-column table:style-name="co31" table:default-cell-style-name="ce2"/>
        <table:table-column table:style-name="co112" table:default-cell-style-name="ce2"/>
        <table:table-column table:style-name="co113" table:default-cell-style-name="ce2"/>
        <table:table-column table:style-name="co114" table:default-cell-style-name="ce2"/>
        <table:table-column table:style-name="co115" table:default-cell-style-name="ce2"/>
        <table:table-column table:style-name="co22" table:number-columns-repeated="4" table:default-cell-style-name="Default"/>
        <table:table-column table:style-name="co22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8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9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8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3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9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24"/>
          <table:table-cell table:style-name="Default" office:value-type="string" calcext:value-type="string">
            <text:p>on_unit/start_turn &gt; damage_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6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5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6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8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8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4"/>
          <table:table-cell table:style-name="Default" office:value-type="string" calcext:value-type="string">
            <text:p>on_unit/start_turn &gt; damage_2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2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>
          <table:table-cell table:number-columns-repeated="26"/>
          <table:table-cell table:style-name="Default" office:value-type="string" calcext:value-type="string">
            <text:p>on_unit/start_turn &gt; clear_status_flags</text:p>
          </table:table-cell>
          <table:table-cell table:style-name="Default" office:value-type="string" calcext:value-type="string">
            <text:p>on_unit/end_turn &gt; unexhaust</text:p>
          </table:table-cell>
          <table:table-cell table:number-columns-repeated="16356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7" table:default-cell-style-name="ce2"/>
        <table:table-column table:style-name="co98" table:default-cell-style-name="ce2"/>
        <table:table-column table:style-name="co7" table:default-cell-style-name="ce2"/>
        <table:table-column table:style-name="co26" table:default-cell-style-name="ce2"/>
        <table:table-column table:style-name="co24" table:default-cell-style-name="ce2"/>
        <table:table-column table:style-name="co99" table:default-cell-style-name="ce2"/>
        <table:table-column table:style-name="co34" table:default-cell-style-name="ce2"/>
        <table:table-column table:style-name="co100" table:default-cell-style-name="ce2"/>
        <table:table-column table:style-name="co31" table:default-cell-style-name="ce2"/>
        <table:table-column table:style-name="co22" table:number-columns-repeated="16373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5"/>
          <table:table-cell table:style-name="Default" office:value-type="string" calcext:value-type="string">
            <text:p>on_terrain/start_turn &gt; spawn_tentacle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uleset" table:style-name="ta1">
        <table:table-column table:style-name="co101" table:default-cell-style-name="Default"/>
        <table:table-column table:style-name="co10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4" table:default-cell-style-name="Default"/>
        <table:table-column table:style-name="co105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.00.0000</text:date>, <text:time style:data-style-name="N2" text:time-value="14:38:25.579171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28T15:07:53.420269343</dc:date>
    <meta:editing-duration>P4DT14H37M28S</meta:editing-duration>
    <meta:editing-cycles>299</meta:editing-cycles>
    <meta:generator>LibreOffice/24.8.2.1$Linux_X86_64 LibreOffice_project/480$Build-1</meta:generator>
    <meta:document-statistic meta:table-count="28" meta:cell-count="3979" meta:object-count="0"/>
  </office:meta>
</office:document-meta>
</file>